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7964e" officeooo:paragraph-rsid="0007964e"/>
    </style:style>
    <style:style style:name="P2" style:family="paragraph" style:parent-style-name="Standard">
      <style:text-properties style:text-underline-style="solid" style:text-underline-width="auto" style:text-underline-color="font-color" officeooo:rsid="0009edd5" officeooo:paragraph-rsid="0009edd5"/>
    </style:style>
    <style:style style:name="P3" style:family="paragraph" style:parent-style-name="Standard">
      <style:text-properties style:text-underline-style="none" officeooo:rsid="0007964e" officeooo:paragraph-rsid="0007964e"/>
    </style:style>
    <style:style style:name="P4" style:family="paragraph" style:parent-style-name="Standard">
      <style:text-properties style:text-underline-style="none" officeooo:rsid="000856ac" officeooo:paragraph-rsid="000856ac"/>
    </style:style>
    <style:style style:name="P5" style:family="paragraph" style:parent-style-name="Standard">
      <style:text-properties style:text-underline-style="none" officeooo:rsid="0009edd5" officeooo:paragraph-rsid="0009edd5"/>
    </style:style>
    <style:style style:name="P6" style:family="paragraph" style:parent-style-name="Standard">
      <style:text-properties style:text-underline-style="none" officeooo:rsid="000b4d50" officeooo:paragraph-rsid="000b4d50"/>
    </style:style>
    <style:style style:name="T1" style:family="text">
      <style:text-properties officeooo:rsid="000856ac"/>
    </style:style>
    <style:style style:name="T2" style:family="text">
      <style:text-properties officeooo:rsid="000b4d50"/>
    </style:style>
    <style:style style:name="T3" style:family="text">
      <style:text-properties officeooo:rsid="000b5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dware</text:p>
      <text:p text:style-name="P1"/>
      <text:p text:style-name="P3"><text:span text:style-name="T1">Standard </text:span>RCA1802 clocked at 2Mhz.</text:p>
      <text:p text:style-name="P3">64k of RAM</text:p>
      <text:p text:style-name="P3">A simplified UART for keyboard/screen I/O</text:p>
      <text:p text:style-name="P3"/>
      <text:p text:style-name="P1">Keyboard</text:p>
      <text:p text:style-name="P1"/>
      <text:p text:style-name="P3">Key strobe is at EF1 (set when a key is available)</text:p>
      <text:p text:style-name="P3">The key is read from port 1, reading this clears the strobe.</text:p>
      <text:p text:style-name="P3">Keys used are CR (13) BS(8) and the normal ASCII character set 32-127</text:p>
      <text:p text:style-name="P3"/>
      <text:p text:style-name="P1">Display</text:p>
      <text:p text:style-name="P1"/>
      <text:p text:style-name="P3">Ready to Transmit is at EF2 (set when the buffer is empty)</text:p>
      <text:p text:style-name="P3">The character is written to port 2, which starts the data transfer.</text:p>
      <text:p text:style-name="P3"/>
      <text:p text:style-name="P4">The display can be any size, but will probably be 32 x 16. Characters accepted are CR, 32-127 ASCII and Backspace (which is printed as ^H)</text:p>
      <text:p text:style-name="P1"/>
      <text:p text:style-name="P2">Program Storage</text:p>
      <text:p text:style-name="P5"/>
      <text:p text:style-name="P5">Program lines are numbered 0-255. Each line can be up to 128 characters in length. Lines occupy 32k of RAM memory, from 8000-FFFF. Each line is at its line number * 128</text:p>
      <text:p text:style-name="P5"/>
      <text:p text:style-name="P5">shr <text:tab/><text:tab/></text:p>
      <text:p text:style-name="P5">ori <text:tab/>80 <text:tab/><text:tab/><text:tab/><text:tab/>; <text:span text:style-name="T2">if can arrange for DF to be set can use RSHR here.</text:span></text:p>
      <text:p text:style-name="P5">phi <text:tab/>r9</text:p>
      <text:p text:style-name="P5">ldi <text:s/><text:tab/>0 </text:p>
      <text:p text:style-name="P5">rshr</text:p>
      <text:p text:style-name="P5"/>
      <text:p text:style-name="P6">Initial expression</text:p>
      <text:p text:style-name="P6"/>
      <text:p text:style-name="P6">constants</text:p>
      <text:p text:style-name="P6">variables [A-Z]</text:p>
      <text:p text:style-name="P6">+/- operators (add * / <text:span text:style-name="T3">&amp; | ^ &gt; &lt; = <text:s/></text:span>if space) <text:span text:style-name="T3">need to have some form of testing. No unary ?</text:span>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9:39:07.015846298</meta:creation-date>
    <dc:date>2016-12-02T09:48:55.064086532</dc:date>
    <meta:editing-duration>PT9M47S</meta:editing-duration>
    <meta:editing-cycles>5</meta:editing-cycles>
    <meta:generator>LibreOffice/5.2.3.3$Linux_X86_64 LibreOffice_project/20m0$Build-3</meta:generator>
    <meta:document-statistic meta:table-count="0" meta:image-count="0" meta:object-count="0" meta:page-count="1" meta:paragraph-count="23" meta:word-count="186" meta:character-count="954" meta:non-whitespace-character-count="778"/>
  </office:meta>
</office:document-meta>
</file>